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.564cm" fo:min-width="1.97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0.633cm" fo:min-width="1.9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draw:auto-grow-height="false" fo:min-height="3.068cm" fo:min-width="0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8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Extrémités_20_de_20_flèche_20_2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Extrémités_20_de_20_flèche_20_4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Extrémités_20_de_20_flèche_20_7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8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8000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  <style:text-properties fo:font-size="10pt" style:font-weight-complex="600"/>
    </style:style>
    <style:style style:name="P10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T1" style:family="text">
      <style:text-properties fo:font-size="16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ize="10pt" fo:font-weight="bold" style:font-weight-asian="bold" style:font-weight-complex="600"/>
    </style:style>
    <style:style style:name="T4" style:family="text">
      <style:text-properties fo:color="#158466" loext:opacity="100%" fo:font-size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cm" svg:x="5.8cm" svg:y="7.5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5cm" svg:height="1.15cm" svg:x="6.9cm" svg:y="5.7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5cm" svg:height="1.249cm" svg:x="6.901cm" svg:y="3.701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cm" svg:height="1.195cm" svg:x="8.85cm" svg:y="4.538cm">
          <draw:text-box>
            <text:p><text:span text:style-name="T2">...</text:span></text:p>
          </draw:text-box>
        </draw:frame>
        <draw:custom-shape draw:style-name="gr5" draw:text-style-name="P6" draw:layer="layout" svg:width="0.75cm" svg:height="3.5cm" svg:x="10.5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7" draw:layer="layout" svg:width="4.8cm" svg:height="2.384cm" svg:x="11.7cm" svg:y="4.35cm">
          <draw:text-box>
            <text:p>Packages et fonctions de R</text:p>
          </draw:text-box>
        </draw:frame>
        <draw:custom-shape draw:style-name="gr7" draw:text-style-name="P8" xml:id="id4" draw:id="id4" draw:layer="layout" svg:width="5.75cm" svg:height="2cm" svg:x="5.801cm" svg:y="1.101cm">
          <text:p text:style-name="P1"><text:span text:style-name="T1">empty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curve" svg:x1="8.675cm" svg:y1="7.5cm" svg:x2="8.65cm" svg:y2="6.85cm" draw:start-shape="id1" draw:start-glue-point="4" draw:end-shape="id2" draw:end-glue-point="8" svg:d="M8675 7500c0-486-25-161-25-650" svg:viewBox="0 0 26 651">
          <text:p/>
        </draw:connector>
        <draw:connector draw:style-name="gr9" draw:text-style-name="P6" draw:layer="layout" draw:type="curve" svg:x1="8.651cm" svg:y1="3.701cm" svg:x2="8.676cm" svg:y2="3.101cm" draw:start-shape="id3" draw:start-glue-point="4" draw:end-shape="id4" draw:end-glue-point="8" svg:d="M8651 3701c0-450 25-150 25-600" svg:viewBox="0 0 26 601">
          <text:p/>
        </draw:connector>
        <draw:connector draw:style-name="gr10" draw:text-style-name="P6" draw:layer="layout" draw:type="curve" svg:x1="8.65cm" svg:y1="5.7cm" svg:x2="8.651cm" svg:y2="4.95cm" draw:start-shape="id2" draw:start-glue-point="4" draw:end-shape="id3" draw:end-glue-point="8" svg:d="M8650 5700c0-562 1-188 1-750" svg:viewBox="0 0 2 751">
          <text:p/>
        </draw:connector>
        <draw:connector draw:style-name="gr11" draw:text-style-name="P6" draw:layer="layout" draw:type="curve" svg:x1="5.701cm" svg:y1="10.203cm" svg:x2="8.675cm" svg:y2="9.5cm" draw:start-shape="id5" draw:start-glue-point="4" draw:end-shape="id1" draw:end-glue-point="8" svg:d="M5701 10203c0-526 2974-175 2974-703" svg:viewBox="0 0 2975 704">
          <text:p/>
        </draw:connector>
        <draw:custom-shape draw:style-name="gr12" draw:text-style-name="P2" xml:id="id6" draw:id="id6" draw:layer="layout" svg:width="5.199cm" svg:height="2cm" svg:x="3.101cm" svg:y="13.002cm">
          <text:p text:style-name="P1"><text:span text:style-name="T1">fun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" draw:id="id7" draw:layer="layout" svg:width="5.199cm" svg:height="2cm" svg:x="9.001cm" svg:y="13.003cm">
          <text:p text:style-name="P1"><text:span text:style-name="T1">fun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curve" svg:x1="5.701cm" svg:y1="13.002cm" svg:x2="5.701cm" svg:y2="12.203cm" draw:start-shape="id6" draw:start-glue-point="4" draw:end-shape="id5" draw:end-glue-point="8" svg:d="M5701 13002v-799" svg:viewBox="0 0 1 800">
          <text:p/>
        </draw:connector>
        <draw:connector draw:style-name="gr14" draw:text-style-name="P6" draw:layer="layout" draw:type="curve" svg:x1="11.601cm" svg:y1="13.003cm" svg:x2="11.601cm" svg:y2="12.203cm" draw:start-shape="id7" draw:start-glue-point="4" draw:end-shape="id8" draw:end-glue-point="8" svg:d="M11601 13003v-800" svg:viewBox="0 0 1 801">
          <text:p/>
        </draw:connector>
        <draw:custom-shape draw:style-name="gr15" draw:text-style-name="P10" draw:layer="layout" svg:width="1cm" svg:height="1cm" svg:x="10.1cm" svg:y="7.95cm">
          <text:p text:style-name="P9"><text:span text:style-name="T3">x</text:span></text:p>
          <text:p text:style-name="P9"><text:span text:style-name="T4">1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9.8cm" svg:y="10.55cm">
          <text:p text:style-name="P9"><text:span text:style-name="T3">x</text:span></text:p>
          <text:p text:style-name="P9"><text:span text:style-name="T4">2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7.1cm" svg:y="13.55cm">
          <text:p text:style-name="P9"><text:span text:style-name="T3">x</text:span></text:p>
          <text:p text:style-name="P9"><text:span text:style-name="T4">3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13cm" svg:y="13.45cm">
          <text:p text:style-name="P9"><text:span text:style-name="T3">x</text:span></text:p>
          <text:p text:style-name="P9"><text:span text:style-name="T4">4L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5.199cm" svg:height="2cm" svg:x="3.101cm" svg:y="10.2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8" draw:id="id8" draw:layer="layout" svg:width="5.199cm" svg:height="2cm" svg:x="9.001cm" svg:y="10.203cm">
          <text:p text:style-name="P1"><text:span text:style-name="T1">myste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cm" svg:height="1cm" svg:x="7.1cm" svg:y="10.65cm">
          <text:p text:style-name="P9"><text:span text:style-name="T3">x</text:span></text:p>
          <text:p text:style-name="P9"><text:span text:style-name="T4">2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12.9cm" svg:y="10.65cm">
          <text:p text:style-name="P9"><text:span text:style-name="T3">x</text:span></text:p>
          <text:p text:style-name="P9"><text:span text:style-name="T4">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35cm" svg:height="1cm" svg:x="9.15cm" svg:y="10.65cm">
          <text:p text:style-name="P9"><text:span text:style-name="T3">arg</text:span></text:p>
          <text:p text:style-name="P9"><text:span text:style-name="T4">4L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35cm" svg:height="1cm" svg:x="3.25cm" svg:y="10.75cm">
          <text:p text:style-name="P9"><text:span text:style-name="T3">arg</text:span></text:p>
          <text:p text:style-name="P9"><text:span text:style-name="T4">3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curve" svg:x1="11.601cm" svg:y1="10.203cm" svg:x2="8.675cm" svg:y2="9.5cm" draw:start-shape="id8" draw:start-glue-point="4" draw:end-shape="id1" draw:end-glue-point="8" svg:d="M11601 10203c0-526-2926-175-2926-703" svg:viewBox="0 0 2927 7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4:00:08.616036360</dc:date>
    <meta:editing-duration>PT1H37M37S</meta:editing-duration>
    <meta:editing-cycles>13</meta:editing-cycles>
    <meta:generator>LibreOffice/7.6.7.2$Linux_X86_64 LibreOffice_project/60$Build-2</meta:generator>
    <meta:document-statistic meta:object-count="26"/>
  </office:meta>
</office:document-meta>
</file>